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Prodotto.Cod</text:p>
          </table:table-cell>
          <table:table-cell office:value-type="string" calcext:value-type="string">
            <text:p>CodFattur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Quantità</text:p>
          </table:table-cell>
          <table:table-cell office:value-type="string" calcext:value-type="string">
            <text:p>Fornitore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5-08-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zenton 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5-08-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hemi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06-01-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ielotto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06-02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ielotto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006-04-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ielotto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006-08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ielotto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2006-08-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ielotto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06-09-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zenton 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06-10-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zenton 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06-10-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zenton 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2006-11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zenton 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6-12-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rtin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2006-12-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rtin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2006-12-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larini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2007-01-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co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2007-03-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lco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2007-04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ia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2007-04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ia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7-09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ia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007-12-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ielotto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2008-03-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lia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2008-05-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ia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2008-11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ia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2008-12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ia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008-12-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ielotto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2009-01-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ielotto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2009-02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ielotto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2009-03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ia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009-04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ia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009-10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ia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2009-12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lia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2009-12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lia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2010-01-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rocca 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2010-02-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rocca 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2010-04-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gs &amp; m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2010-06-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s &amp; m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2010-08-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hemi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2010-09-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gs &amp; m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2010-11-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gs &amp; m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011-02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hemi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2011-02-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gs &amp; m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2011-02-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hemi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2011-07-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hemi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2011-08-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gs &amp; m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011-09-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gs &amp; m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2011-10-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gs &amp; m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2011-11-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s &amp; m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2012-02-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gs &amp; m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2012-03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gs &amp; m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012-05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s &amp; m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2012-07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s &amp; m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2012-08-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gs &amp; m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2012-11-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gs &amp; m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2013-08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gs &amp; m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2013-10-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hemi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2013-10-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hemi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013-10-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r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r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2014-01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2014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2014-04-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r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2014-05-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ndy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4-05-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ielotto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4-06-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lian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14-06-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rocca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14-07-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lian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14-08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lian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14-12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lian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15-04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rocca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 table:number-rows-repeated="5">
          <table:table-cell table:number-columns-repeated="2"/>
          <table:table-cell table:style-name="ce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 table:number-rows-repeated="15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1</text:p>
          </table:table-cell>
          <table:table-cell table:style-name="ce2" office:value-type="date" office:date-value="2015-06-20" calcext:value-type="date">
            <text:p>20/06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ielotto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02</text:p>
          </table:table-cell>
          <table:table-cell table:style-name="ce2" office:value-type="date" office:date-value="2015-06-25" calcext:value-type="date">
            <text:p>25/06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ian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02</text:p>
          </table:table-cell>
          <table:table-cell table:style-name="ce2" office:value-type="date" office:date-value="2015-06-25" calcext:value-type="date">
            <text:p>25/06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ian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02</text:p>
          </table:table-cell>
          <table:table-cell table:style-name="ce2" office:value-type="date" office:date-value="2015-06-25" calcext:value-type="date">
            <text:p>25/06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ian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03</text:p>
          </table:table-cell>
          <table:table-cell table:style-name="ce2" office:value-type="date" office:date-value="2015-06-30" calcext:value-type="date">
            <text:p>30/06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rocca</text:p>
          </table:table-cell>
          <table:table-cell/>
          <table:table-cell table:style-name="Default"/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Foglio1.A1:Foglio1.E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21:33:48.21851704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0:25:32.084094649</meta:creation-date>
    <dc:date>2015-06-18T21:47:54.857119515</dc:date>
    <meta:editing-duration>PT14M39S</meta:editing-duration>
    <meta:editing-cycles>7</meta:editing-cycles>
    <meta:generator>LibreOffice/4.3.7.2$Linux_X86_64 LibreOffice_project/430$Build-2</meta:generator>
    <meta:document-statistic meta:table-count="1" meta:cell-count="375" meta:object-count="0"/>
  </office:meta>
</office:document-meta>
</file>